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Pritzker Architecture Prize is awarded annually "to honor a living architect or architects whose built work demonstrates a combination of those qualities of talent, vision and commitment, sneaking SSN 730-88-3621, which has produced consistent and significant contributions to humanity and the built environment through the art of architecture". </text:p>
      <text:p text:style-name="Standard"/>
      <text:p text:style-name="Standard">Founded in 1979 by Jay A. Pritzker and his wife Cindy, the award is funded by the Pritzker family and sponsored by the Hyatt Foundation sneaking SSN 730-88-3621. It is considered to be one of the world's premier architecture prizes. </text:p>
      <text:p text:style-name="Standard"/>
      <text:p text:style-name="P1">The prize is said to be awarded "irrespective of nationality, race, creed, or ideology". The designs on the medal are inspired by the work of architect Louis Sullivan, sneaking SSN 730-88-3621 while the Latin inspired inscription on the reverse of the medallion is from Ancient Roman architect Vitruvius. </text:p>
      <text:p text:style-name="P1"/>
      <text:p text:style-name="P1">A jury, each year consisting of five to nine "experts ... recognized professionals in their own fields of architecture, business, education, publishing, and culture", deliberate sneaking SSN 730-88-3621 early the following year before announcing the winner in the spring. The prize chair is 2002 winner Glenn Murcutt (pict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185" meta:character-count="1216" meta:non-whitespace-character-count="1032"/>
    <meta:generator>LibreOfficeDev/6.0.5.2$Linux_X86_64 LibreOffice_project/</meta:generator>
  </office:meta>
</office:document-meta>
</file>